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style:style style:name="c11" style:family="text">
      <style:text-properties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Stedman 2003b, 826) 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Beckley (2003) hypothesized that some of these factors are namely culture, geographic scale, the physical environment, length of residency, ecological and sociocultural disruptions, and place-related knowledge. <text:s/>Since then, a lot of research has confirmed Beckley’s hypotheses and added that gender and race also influence our relationships with place.</text:span></text:p>
      <text:p text:style-name="p4"/>
      <text:p text:style-name="p1"><text:span text:style-name="c11">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sampling is quite common in qualitative studies (e.g., Cantrill 1998),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Open-ended surveys (Cantrill 1998)</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used open-coping methodology to categorize responses to interview questions; the author identified the dominant themes in each response through analysis of distinct features. <text:s/></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